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John Doe! <text:s/></text:p>
      <text:p text:style-name="Standard">Your order #12345 has been processed on 2025-01-0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dc:creator>Admin</dc:creator>
    <meta:editing-cycles>1</meta:editing-cycles>
    <meta:creation-date>2025-01-03T03:13:00</meta:creation-date>
    <dc:date>2025-01-03T03:14:00</dc:date>
    <meta:editing-duration>PT1M</meta:editing-duration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10" meta:character-count="67" meta:non-whitespace-character-count="57"/>
    <meta:user-defined meta:name="AppVersion">16.0000</meta:user-defined>
    <meta:template xlink:type="simple" xlink:actuate="onRequest" xlink:title="Normal" xlink:href=""/>
    <meta:user-defined meta:name="Producer">OpenTBS 1.12.1</meta:user-defined>
  </office:meta>
</office:document-meta>
</file>